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XslTransformFunction.call( Context context , List arg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BpelVariablePropertyFunction.call( Context context , List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axenContexts.JaxenContexts( OXPath10Expression oxpath , Map extensionFunctions , EvaluationContext xpathEval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xenContexts.getVariableValue( String namespaceURI , String prefix , String localNam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9">
            <text:p text:style-name="Table_20_Contents">9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BpelVariableDataFunction.call( Context context , List ar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GetLinkStatusFunction.call( Context context , List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xenContexts.getFunction( String namespaceURI , String prefix , String local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